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8000002BC30FCFDC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61cm, 1.922cm, 1.072cm, 0.487cm)" draw:image-opacity="100%" style:mirror="none"/>
    </style:style>
    <style:style style:name="gr2" style:family="graphic" style:parent-style-name="standard">
      <style:graphic-properties draw:stroke="solid" svg:stroke-width="0.025cm" svg:stroke-color="#000000" draw:marker-start-width="0.237cm" draw:marker-end-width="0.237cm" draw:fill="none" draw:fill-color="#ffffff" draw:textarea-horizontal-align="left" draw:auto-grow-height="true" draw:auto-grow-width="true" fo:min-height="1.562cm" fo:min-width="3.842cm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5.0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3.0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1.4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939cm" svg:height="23.343cm" svg:x="0.054cm" svg:y="0.108cm">
          <draw:image xlink:href="Pictures/1000000000000258000002BC30FCFDC4.png" xlink:type="simple" xlink:show="embed" xlink:actuate="onLoad">
            <text:p/>
          </draw:image>
        </draw:frame>
        <draw:frame draw:style-name="gr2" draw:text-style-name="P1" draw:layer="layout" svg:width="4.366cm" svg:height="1.836cm" svg:x="9.385cm" svg:y="21.37cm">
          <draw:text-box>
            <text:p text:style-name="P1">Effets</text:p>
            <text:p text:style-name="P1">Metaboliques</text:p>
          </draw:text-box>
        </draw:frame>
        <draw:frame draw:style-name="gr3" draw:layer="layout" svg:width="5.507cm" svg:height="1.04cm" svg:x="12.947cm" svg:y="8.275cm">
          <draw:text-box>
            <text:p>Anté-hypophyse</text:p>
          </draw:text-box>
        </draw:frame>
        <draw:frame draw:style-name="gr4" draw:layer="layout" svg:width="3.519cm" svg:height="1.041cm" svg:x="6.357cm" svg:y="13.661cm">
          <draw:text-box>
            <text:p>Surrénale</text:p>
          </draw:text-box>
        </draw:frame>
        <draw:frame draw:style-name="gr5" draw:layer="layout" svg:width="1.953cm" svg:height="1.041cm" svg:x="7.425cm" svg:y="15.68cm">
          <draw:text-box>
            <text:p>Re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9cm" fo:page-height="23.3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GRIMALDI</meta:initial-creator>
    <meta:creation-date>2014-02-08T23:13:19.273961000</meta:creation-date>
    <dc:date>2014-02-13T04:25:35.296827000</dc:date>
    <dc:creator>Alexis GRIMALDI</dc:creator>
    <meta:editing-duration>PT4M9S</meta:editing-duration>
    <meta:editing-cycles>9</meta:editing-cycles>
    <meta:generator>LibreOffice/4.1.4.2$MacOSX_x86 LibreOffice_project/0a0440ccc0227ad9829de5f46be37cfb6edcf72</meta:generator>
    <meta:document-statistic meta:object-count="5"/>
  </office:meta>
</office:document-meta>
</file>